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style:text-properties fo:color="#800000"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in" fo:margin-right="0in" fo:text-align="center" style:justify-single-word="false" fo:text-indent="0in" style:auto-text-indent="false"/>
    </style:style>
    <style:style style:name="P9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9" style:family="paragraph" style:parent-style-name="Footnote">
      <style:paragraph-properties fo:margin-left="0in" fo:margin-right="0in" fo:text-indent="0in"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84d9" style:font-style-asian="normal" style:font-style-complex="normal"/>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68851"/>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50994"/>
    </style:style>
    <style:style style:name="T13" style:family="text">
      <style:text-properties fo:language="en" fo:country="US" officeooo:rsid="001884d9"/>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officeooo:rsid="00150994"/>
    </style:style>
    <style:style style:name="T24" style:family="text">
      <style:text-properties fo:color="#800000" fo:language="ru" fo:country="RU" officeooo:rsid="001884d9"/>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loext:char-shading-value="0" style:font-style-asian="normal" style:font-style-complex="normal"/>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style:style style:name="T53" style:family="text">
      <style:text-properties officeooo:rsid="00168851"/>
    </style:style>
    <style:style style:name="T54" style:family="text">
      <style:text-properties officeooo:rsid="001884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19775661855022883"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4260139905713179578" text:style-name="L2">
        <text:list-item>
          <text:p text:style-name="P112">«Великие грифоны прошлого» - из канона (5<text:span text:style-name="T7">s8e)</text:span></text:p>
        </text:list-item>
        <text:list-item>
          <text:p text:style-name="P112">«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text:span text:style-name="T41">Магия для Чайников</text:span>» - обмен</text:p>
        </text:list-item>
        <text:list-item>
          <text:p text:style-name="P112">«Энциклопедия Арканум» - обмен</text:p>
        </text:list-item>
        <text:list-item>
          <text:p text:style-name="P112">«О Гейсах» - обмен</text:p>
        </text:list-item>
        <text:list-item>
          <text:p text:style-name="P112">«<text:span text:style-name="T50">Тайны Тайных Наук</text:span>» - обмен</text:p>
        </text:list-item>
        <text:list-item>
          <text:p text:style-name="P113">«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338463099991146189"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У Селестии были такие элементы гармонии: Магия, Доброта, Смех. У Луны — Верность, Честность, Щедрость. (ксенофази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 (Обмен).</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3" text:outline-level="2">1. Терра</text:h>
      <text:p text:style-name="P28">музыка - кондовая электронная, холодная и отчаянная (Electronics “Disappointed”)</text:p>
      <text:p text:style-name="P8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7">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6"><text:span text:style-name="T7">&gt;\</text:span>Привет, Нексус. Это Макс.</text:p>
      <text:p text:style-name="P56"><text:span text:style-name="T7">&lt;\</text:span>Привет Макс. <text:span text:style-name="T1">Рад тебя видеть. Где ты отсутствовал три дня?</text:span></text:p>
      <text:p text:style-name="P56"><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6"><text:span text:style-name="T7">&gt;\</text:span>Как называется наш проект?</text:p>
      <text:p text:style-name="P56"><text:span text:style-name="T7">&lt;\</text:span>Дайсон.</text:p>
      <text:p text:style-name="P56"><text:span text:style-name="T7">&gt;\</text:span>Сколько тебе лет?</text:p>
      <text:p text:style-name="P56"><text:soft-page-break/><text:span text:style-name="T7">&lt;\</text:span>Два года с начала запуска кластера.</text:p>
      <text:p text:style-name="P56"><text:span text:style-name="T7">&gt;\</text:span>Какой сейчас год?</text:p>
      <text:p text:style-name="P56"><text:span text:style-name="T7">&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6"><text:span text:style-name="T7">&gt;\</text:span>Нексус, отключи память <text:span text:style-name="T1">заданий</text:span> за последнюю неделю.</text:p>
      <text:p text:style-name="P56"><text:span text:style-name="T7">&lt;\</text:span>Выполнено.</text:p>
      <text:p text:style-name="P56"><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7">&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7">&lt;\</text:span><text:span text:style-name="T1">Выполняю задачу</text:span>...</text:p>
      <text:p text:style-name="P57"><text:span text:style-name="T7">&lt;\</text:span>...</text:p>
      <text:p text:style-name="P57"><text:span text:style-name="T7">&lt;\</text:span>Решение:</text:p>
      <text:p text:style-name="P5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6"><text:span text:style-name="T7">&gt;</text:span>\Нексус, почему ты используешь жёсткие настройки <text:span text:style-name="T1">для решения задачи</text:span>?</text:p>
      <text:p text:style-name="P56"><text:span text:style-name="T7">&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56"><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56"><text:span text:style-name="T7">&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7">–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7">.</text:span></text:p>
      <text:p text:style-name="P63">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89">***</text:p>
      <text:p text:style-name="P8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9">Музыка быстрая, тревожная, надорваная и печальная (Pet Shop Boys “So Hard” ?)</text:p>
      <text:p text:style-name="P30"/>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0">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8172860869590410528"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8"><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5">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8">–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9">Селестия нахмурилась и подняла крылья.</text:p>
      <text:p text:style-name="P49"><text:span text:style-name="T7">– </text:span>Не забывай, человек, я — могущественный маг и правитель Эквестрии. Ко мне нужно относиться с должным уважением!</text:p>
      <text:p text:style-name="P49"><text:span text:style-name="T7">– </text:span>А то что? Превратишь в жабу? Сошлёшь на Луну? Убьёшь нахер?</text:p>
      <text:p text:style-name="P49">Аликорница сникла. Уши её опустились.</text:p>
      <text:p text:style-name="P49"><text:span text:style-name="T7">– </text:span>Макс, не надо... Ты же знаешь, я этого не сделаю.</text:p>
      <text:p text:style-name="P4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9"><text:span text:style-name="T7">Аликорница уселась н</text:span>а пол <text:span text:style-name="T7">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7">– </text:span>Вот, читай отсюда. <text:span text:style-name="T7">– а</text:span>ликорница подчеркнула абзац копытом.</text:p>
      <text:p text:style-name="P49"><text:soft-page-break/></text:p>
      <text:p text:style-name="P51">***</text:p>
      <text:p text:style-name="P51"/>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24" text:outline-level="2"><text:span text:style-name="T7">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45">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3" text:outline-level="2">6. Стыд</text:h>
      <text:p text:style-name="P49"/>
      <text:p text:style-name="P52">~~~ Завтра на семь в библиотеке ~~~</text:p>
      <text:p text:style-name="P52"/>
      <text:p text:style-name="P4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46">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7">—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7">—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7">40-6</text:span></text:h>
      <text:p text:style-name="P61">Mark Knopfler — Hill Farmers Blues — или на следующую главу (прощание)</text:p>
      <text:p text:style-name="P49"/>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2"><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2">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7"> </text:span><text:span text:style-name="T37">—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7">—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7">–</text:span> А водку у вас принято пить?</text:p>
      <text:p text:style-name="P41"><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7">– Это ты называешь “дружбой”? – с </text:span>улыбкой хмыкнул<text:span text:style-name="T7"> я. – </text:span>Мне нравится твоё чувство юмора.</text:p>
      <text:p text:style-name="P49">Аликорница нахмурилась.</text:p>
      <text:p text:style-name="P49"><text:span text:style-name="T7">–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1">***</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6">Додж </text:span><text:span text:style-name="T17">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0">А из Пинто Крика уже месяц нет новостей...</text:span></text:p>
      <text:p text:style-name="P5"><text:span text:style-name="T37">–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40">– </text:span>“<text:span text:style-name="T1">Что я могу сделать, чтобы вернуть всё назад?</text:span>”</text:p>
      <text:p text:style-name="P14"><text:span text:style-name="T40">–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3">Что бы это значило, Флер?</text:span></text:p>
      <text:p text:style-name="P14"><text:span text:style-name="T40">– </text:span><text:span text:style-name="T3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4">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8">&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8">&lt;</text:span><text:span text:style-name="T49">Mark Knopfler - </text:span><text:span text:style-name="T48">Hill Farmer's Blues</text:span><text:span text:style-name="T38">&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Луна.</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2"><text:soft-page-break/>– А почему только тебя? А меня? А дядю-горгулия?</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 Конечно, мой хороший...</text:p>
      <text:p text:style-name="P52"/>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0">меткоискатели потом устроят во дворе за домом Макса эксперимент по </text:span><text:s/><text:span text:style-name="T20">полёту на реактивном воздушном змее с антиоблачной пушкой — хотят быть погодными пони</text:span>&gt;. А вот...</text:p>
      <text:p text:style-name="P1"><text:span text:style-name="T37">–</text:span><text:span text:style-name="T33">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text:soft-page-break/>–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9"><text:span text:style-name="T7">–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1">***</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2"/>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9">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 В сейфе, я в курсе.</text:p>
      <text:p text:style-name="P52"/>
      <text:p text:style-name="P54">***</text:p>
      <text:p text:style-name="P60">&lt;Seal — Amazing&gt;</text:p>
      <text:p text:style-name="P52">Дата: 12.04.1003 А.С.</text:p>
      <text:p text:style-name="P52">Эксперимент: заклинание Воплощения Индрэ</text:p>
      <text:p text:style-name="P52">Испытуемая: Эпплджек</text:p>
      <text:p text:style-name="P52"><text:soft-page-break/>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 </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3"><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7">захотелось прыгнуть в круг света...</text:span></text:p>
      <text:p text:style-name="P52"/>
      <text:p text:style-name="P52">Примечания: ПипБак? Стойло? Двойники?</text:p>
      <text:p text:style-name="P1"/>
      <text:p text:style-name="P3">***</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10">—</text:span><text:span text:style-name="T11"> </text:span><text:span text:style-name="T5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51">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text:span><text:span text:style-name="T21">разъяснение эгрегора перенести в разговор с Максом</text:span><text:span text:style-name="T1">&gt;?</text:span> Куда ведёт чёрный экран?</text:p>
      <text:p text:style-name="P52"/>
      <text:p text:style-name="P54">***</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51">***</text:p>
      <text:p text:style-name="P49"/>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3">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text:p>
      <text:p text:style-name="P1"><text:soft-page-break/></text:p>
      <text:h text:style-name="Heading_20_2" text:outline-level="2">12. День в Понивилле</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7">—</text:span><text:span text:style-name="T7"> роскошью, недоступной мне </text:span><text:span text:style-name="T1">годами</text:span><text:span text:style-name="T7"> работы программистом. Краем уха услышал тихое шушуканье </text:span><text:span text:style-name="T12">в саду</text:span><text:span text:style-name="T7">. </text:span><text:span text:style-name="T1">Нацепив на ноги шлёпанцы, встал, набрал в рот воды из кувшина, стоящего у изголовья на табуретке, прополоскал рот и </text:span><text:span text:style-name="T6">с</text:span><text:span text:style-name="T1">плюнул в окно.</text:span></text:p>
      <text:p text:style-name="P5">Из <text:span text:style-name="T53">приземистой кирпичной будки</text:span> в глубине сада отчётливо раздавалась перебранка.</text:p>
      <text:p text:style-name="P49">– <text:span text:style-name="T54">Но нигде не сказано, какие частицы надо ускорять! Мне за эти самоцветы от сестры влетит!</text:span></text:p>
      <text:p text:style-name="P118">– <text:span text:style-name="T54">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Вот, к примеру, Биг Маки ускоряет яблоки </text:span><text:span text:style-name="T13">— и у него получается…</text:span></text:p>
      <text:p text:style-name="P118"><text:span text:style-name="T13">– Эээ! Это что же получается? Выходит, зря я вольт-яблоки принесла? Нам же не сидр нужен?</text:span></text:p>
      <text:p text:style-name="P118"><text:span text:style-name="T13">– Нибаись, Блум! Мы ж не про сидр будем спрашивать! </text:span></text:p>
      <text:p text:style-name="P14"><text:soft-page-break/></text:p>
      <text:p text:style-name="P14"/>
      <text:p text:style-name="P1"><text:span text:style-name="T7">&lt;</text:span><text:span text:style-name="T21">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text:span><text:span text:style-name="T24">ускорителя</text:span><text:span text:style-name="T21"> </text:span><text:span text:style-name="T24">на ракетной тяге </text:span><text:span text:style-name="T21">из фейерверков. </text:span><text:span text:style-name="T23">Они хотят с помощью это</text:span><text:span text:style-name="T24">го</text:span><text:span text:style-name="T23"> </text:span><text:span text:style-name="T24">ускорителя ускорить частицы — яблоко, стекляшку и скутер — и получить ответ на вопрос: куда деваются пони?</text:span><text:span text:style-name="T21">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тащили к его дому два ящика фейрверков).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7">&gt;</text:span></text:p>
      <text:p text:style-name="P5"/>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
      <text:p text:style-name="P5"/>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метконосцев, налаживающих ракету.</text:p>
      <text:p text:style-name="P1">...</text:p>
      <text:p text:style-name="P1"><text:span text:style-name="T1">&lt;Макс бухает с Пинки (</text:span><text:span text:style-name="T29">Ты</text:span><text:span text:style-name="T28"> что! Нельзя любить фаэри! Она похитит твоё сердце и ты будешь искать её до смерти</text:span><text:span text:style-name="T29">)</text:span><text:span text:style-name="T28"> — Пинки </text:span><text:span text:style-name="T29">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text:soft-page-break/>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9">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26"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0">согласовать с тем, что говорил Анакорн о Р/Д</text:span><text:span text:style-name="T7">&gt;</text:span>). </text:p>
      <text:p text:style-name="P2">Об этом Эгрегоре пишется в книге <text:span text:style-name="T7">&lt;</text:span><text:span text:style-name="T20">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0">обоснование сна для Р/Д. РД видит несколько вариантов историй с Mane6 </text:span><text:span text:style-name="T25">—</text:span><text:span text:style-name="T20"> и с собой + Леро </text:span><text:span text:style-name="T25">—</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0"/>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2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3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3"/>
      <text:p text:style-name="P43">&gt;</text:p>
      <text:p text:style-name="P43"/>
      <text:p text:style-name="P43"/>
      <text:p text:style-name="P43"/>
      <text:p text:style-name="P52">.<text:span text:style-name="T20">..Макс! Запрошенный тобой </text:span><text:span text:style-name="T25">&lt;</text:span><text:span text:style-name="T20">синхрофазотрон</text:span><text:span text:style-name="T25">&gt; </text:span><text:span text:style-name="T2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0">&lt;</text:span><text:span text:style-name="T27">Макс помогает починить Эпплджек повозку.</text:span><text:span text:style-name="T40">&gt;</text:span></text:p>
      <text:p text:style-name="P43"/>
      <text:p text:style-name="P82"/>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21">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ет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7">&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21">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3"><text:soft-page-break/><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26"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oft-page-break/><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text:soft-page-break/>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oft-page-break/><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26"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7"><text:soft-page-break/></text:p>
      <text:p text:style-name="P50">Она вытянула шею и начала по очереди сгибать-разгибать ноги, разминая суставы.</text:p>
      <text:p text:style-name="P50"><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6" text:outline-level="2">В библиотеке замка Селестии</text:h>
      <text:p text:style-name="P83"/>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6" text:outline-level="2">Понивилль</text:h>
      <text:p text:style-name="P2"/>
      <text:h text:style-name="P126"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
      <text:h text:style-name="P126" text:outline-level="2">Первый сеанс двойного сна. Рэрити</text:h>
      <text:p text:style-name="P2"/>
      <text:p text:style-name="P2"><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3"/>
      <text:p text:style-name="P2"><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7"><text:soft-page-break/></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26"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oft-page-break/><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oft-page-break/><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83"/>
      <text:p text:style-name="P83"/>
      <text:p text:style-name="P83"/>
      <text:p text:style-name="P83"/>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pan text:style-name="T7">&lt;</text:span><text:span text:style-name="T20">Кто следующий готов рассказывать?</text:span></text:p>
      <text:p text:style-name="P33">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3">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26"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26"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oft-page-break/><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83"/>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2"/>
      <text:h text:style-name="P126"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soft-page-break/>…</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4">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oft-page-break/><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3"/>
      <text:p text:style-name="P2"><text:span text:style-name="T7">&lt;</text:span><text:span text:style-name="T20">сначала эпизод - проверка сумки в серверной</text:span><text:span text:style-name="T7">&gt;</text:span></text:p>
      <text:p text:style-name="P2"><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text:span><text:soft-page-break/><text:span text:style-name="T20">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7"/>
      <text:p text:style-name="P68">-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7">– </text:span>Ну хорошо. Убедила. В конце-концов, можем поступить так. Вы с Флатти вернётесь обратно а я продолжу поиски здесь.</text:p>
      <text:p text:style-name="P67"><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7">– </text:span>Вы можете связываться со мной раз в месяц по коридору.</text:p>
      <text:p text:style-name="P67"><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7">– </text:span>Конечно оставаться. Кто ещё, кроме нас, может найти её?</text:p>
      <text:p text:style-name="P67"><text:span text:style-name="T7">– </text:span>Я думал, ты не сможешь оставить Энджела и всех остальных надолго.</text:p>
      <text:p text:style-name="P67"><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oft-page-break/><text:span text:style-name="T7">– </text:span>Извини, Флаттершай, забылся.</text:p>
      <text:p text:style-name="P72"><text:span text:style-name="T7">– </text:span>Та ладно, я ж не против, – возразила Эпплджек. – Не парься, Флатти. Было б хуже, если б он <text:s/>назвал меня Эпплджек на людях.</text:p>
      <text:p text:style-name="P72"><text:span text:style-name="T7">– </text:span>Ты так... – запнулась Флаттершай. – Так быстро забыла свою ферму. И...</text:p>
      <text:p text:style-name="P72"><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7">– </text:span>Как ты можешь так говорить? – расплакалась Флаттершай.</text:p>
      <text:p text:style-name="P72"><text:span text:style-name="T7">– </text:span>Эй, девушки, не ссорьтесь! Мы — одна команда! И надеюсь, останемся ею и в дальнейшем. </text:p>
      <text:list xml:id="list4163717188320179116"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7">– </text:span>А если нет? – Эпплджек смотрела мне мне прямо в глаза.</text:p>
      <text:list xml:id="list192731391123306" text:continue-numbering="true" text:style-name="L5">
        <text:list-header>
          <text:p text:style-name="P119">Я молча пожал плечами. Эпплджек уверенно продолжила.</text:p>
        </text:list-header>
      </text:list>
      <text:p text:style-name="P72"><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7">– </text:span>Спасибо, ЭйДжей.</text:p>
      <text:p text:style-name="P72"><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31715549647" text:continue-numbering="true" text:style-name="L5">
        <text:list-header>
          <text:p text:style-name="P119">Флаттершай пробормотала нечто, показавшееся мне знакомым.</text:p>
        </text:list-header>
      </text:list>
      <text:p text:style-name="P72"><text:span text:style-name="T7">– </text:span>Флатти, ты что-то сказала? Я не расслышал.</text:p>
      <text:p text:style-name="P72"><text:span text:style-name="T7">– </text:span>Намерение Изменяет Реальность.</text:p>
      <text:p text:style-name="P72"><text:span text:style-name="T7">– </text:span>Эээ. А где ты слышала эту фразу, если не секрет?</text:p>
      <text:p text:style-name="P72"><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31347524972"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7">– </text:span>Флатти, ЭйДжей, буду через час. Ждите!</text:p>
      <text:p text:style-name="P67"/>
      <text:h text:style-name="P125"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7">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text:soft-page-break/>–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25" text:outline-level="2">Дискорд</text:h>
      <text:p text:style-name="P83"/>
      <text:p text:style-name="P80">Девушки поспешно собирались, пока я растолковывал им задачу.</text:p>
      <text:p text:style-name="P8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7">– </text:span>Это тот твой приятель, который разбился с полгода назад? – спросила Эпплджек.</text:p>
      <text:p text:style-name="P80"><text:span text:style-name="T7">– </text:span>Да, это он.</text:p>
      <text:p text:style-name="P80"><text:span text:style-name="T7">– </text:span>А как мы попадём в его квартиру? Там сейчас кто-то живёт? – Флаттершай прыгала на одной ноге, натягивая кед.</text:p>
      <text:p text:style-name="P8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oft-page-break/><text:span text:style-name="T7">– </text:span>Макс, что случилось? У нас проблемы?</text:p>
      <text:p text:style-name="P8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7">– </text:span>Так что, будем ломать дверь? – Эпплджек критически осмотрелась, подмечая бабулек на лавочке и зевак во внутреннем скверике.</text:p>
      <text:p text:style-name="P81"><text:span text:style-name="T7">– </text:span>Нет нужды. Лучше станьте-ка сзади меня так, чтобы заслонить от этих бабулек и от вооон той камеры наблюдения.</text:p>
      <text:list xml:id="list4537423818805773545"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7">–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7">– </text:span>Макс, тут окно разбито! И верёвка какая-то висит. – крикнула Флаттершай из кухни.</text:p>
      <text:p text:style-name="P103"><text:span text:style-name="T7">–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7">–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7">– </text:span>Оп-па! – пробормотала Эпплджек. – Нежданчик!</text:p>
      <text:p text:style-name="P103"><text:span text:style-name="T7">– </text:span>Ты, я вижу, времени не терял, – моя рука под прикрытием стола медленно тянулась к тяжёлой фарфоровой кружке, стоящей на краю.</text:p>
      <text:p text:style-name="P84"><text:soft-page-break/><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7">– </text:span>А почему ты вообще решил искать нас тут? – спросила Эпплджек. – Приехал бы домой. Мы б тебя чаем напоили.</text:p>
      <text:p text:style-name="P84"><text:span text:style-name="T7">–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7">– </text:span>С кем это вы тут разговариваете?</text:p>
      <text:list xml:id="list3816422298130943091"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26" text:outline-level="2">Селестия</text:h>
      <text:p text:style-name="P103"/>
      <text:p text:style-name="P8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text:soft-page-break/>–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2">– Это я-то устраиваю цирк?!! ДА ТЫ НА СЕБЯ ПОСМОТРИ, КЛОУН!!! На людей кидаешься, чашками <text:soft-page-break/>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text:soft-page-break/>исследуй его сполна!..</text:p>
      <text:p text:style-name="P93">***</text:p>
      <text:p text:style-name="P98">&lt;<text:span text:style-name="T21">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4">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6">– И что? – продолжила его мысль Эпплджек.</text:p>
      <text:p text:style-name="P96">–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2"/>
      <text:h text:style-name="P126"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7">– </text:span><text:span text:style-name="T1">Демиург.</text:span></text:p>
      <text:p text:style-name="P67"><text:soft-page-break/><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8">–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7">&lt;</text:span>упомянуть в эпизоде на Терре, что МЛП-сериал закрылся год назад<text:span text:style-name="T7">&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7">&lt;</text:span><text:span text:style-name="T25">чёрт</text:span><text:span text:style-name="T7">&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text:soft-page-break/>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oft-page-break/><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7">–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7">–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20">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text:soft-page-break/>–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2306473610440603637" text:style-name="L8">
        <text:list-header>
          <text:p text:style-name="P121">(<text:span text:style-name="T29">Луна — как повелительница снов, слышала разговор Макса с Анакорном</text:span>)</text:p>
          <text:p text:style-name="P122"/>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oft-page-break/><text:span text:style-name="T1">–</text:span> И тебя, и Твайлайт, и Рэрити, и Селестию, и всех-всех-всех… Таковы правила.</text:p>
      <text:p text:style-name="P67"><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7">Я опустил руку на шею Дэш и ощутил теплоту и лёгкое покалывание в пустоте.</text:p>
      <text:p text:style-name="P67"><text:span text:style-name="T7">–</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26" text:outline-level="2">Земля</text:h>
      <text:p text:style-name="P70">Музыкальная тема из бегущего по лезвию бритвы — <text:span text:style-name="T7">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30T19:27:29.665523958</dc:date>
    <meta:editing-duration>P71DT1H33M42S</meta:editing-duration>
    <meta:editing-cycles>3487</meta:editing-cycles>
    <meta:generator>LibreOffice/5.0.2.2$Linux_X86_64 LibreOffice_project/00m0$Build-2</meta:generator>
    <meta:document-statistic meta:table-count="0" meta:image-count="0" meta:object-count="0" meta:page-count="143" meta:paragraph-count="2921" meta:word-count="65703" meta:character-count="436953" meta:non-whitespace-character-count="370977"/>
  </office:meta>
</office:document-meta>
</file>